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peline {</text:p>
      <text:p text:style-name="Standard"><text:s text:c="4"/>agent any</text:p>
      <text:p text:style-name="Standard"><text:s text:c="4"/>tools {</text:p>
      <text:p text:style-name="Standard"><text:s text:c="8"/>maven 'MAVEN'</text:p>
      <text:p text:style-name="Standard"><text:s text:c="4"/>}</text:p>
      <text:p text:style-name="Standard"/>
      <text:p text:style-name="Standard"><text:s text:c="4"/>stages {</text:p>
      <text:p text:style-name="Standard"/>
      <text:p text:style-name="Standard"><text:s text:c="8"/>stage('Build Maven') {</text:p>
      <text:p text:style-name="Standard"><text:s text:c="12"/>steps{</text:p>
      <text:p text:style-name="Standard"><text:s text:c="17"/>git branch: 'main', credentialsId: 'devopshint', url: 'https://github.com/devopshint/jenkins-nexus'</text:p>
      <text:p text:style-name="Standard"><text:s text:c="17"/>sh "mvn -Dmaven.test.failure.ignore=true clean package"</text:p>
      <text:p text:style-name="Standard"><text:s text:c="16"/></text:p>
      <text:p text:style-name="Standard"><text:s text:c="12"/>}</text:p>
      <text:p text:style-name="Standard"><text:s text:c="8"/>} <text:s text:c="2"/></text:p>
      <text:p text:style-name="Standard"><text:s text:c="3"/>stage("Publish to Nexus Repository Manager") {</text:p>
      <text:p text:style-name="Standard"/>
      <text:p text:style-name="Standard"><text:s text:c="12"/>steps {</text:p>
      <text:p text:style-name="Standard"/>
      <text:p text:style-name="Standard"><text:s text:c="16"/>script {</text:p>
      <text:p text:style-name="Standard"/>
      <text:p text:style-name="Standard"><text:s text:c="20"/>pom = readMavenPom file: "pom.xml";</text:p>
      <text:p text:style-name="Standard"/>
      <text:p text:style-name="Standard"><text:s text:c="20"/>filesByGlob = findFiles(glob: "target/*.${pom.packaging}");</text:p>
      <text:p text:style-name="Standard"/>
      <text:p text:style-name="Standard"><text:s text:c="20"/>echo "${filesByGlob[0].name} ${filesByGlob[0].path} ${filesByGlob[0].directory} ${filesByGlob[0].length} ${filesByGlob[0].lastModified}"</text:p>
      <text:p text:style-name="Standard"/>
      <text:p text:style-name="Standard"><text:s text:c="20"/>artifactPath = filesByGlob[0].path;</text:p>
      <text:p text:style-name="Standard"/>
      <text:p text:style-name="Standard"><text:s text:c="20"/>artifactExists = fileExists artifactPath;</text:p>
      <text:p text:style-name="Standard"/>
      <text:p text:style-name="Standard"><text:s text:c="20"/>if(artifactExists) {</text:p>
      <text:p text:style-name="Standard"/>
      <text:p text:style-name="Standard"><text:s text:c="24"/>echo "*** File: ${artifactPath}, group: ${pom.groupId}, packaging: ${pom.packaging}, version ${pom.version}";</text:p>
      <text:p text:style-name="Standard"/>
      <text:p text:style-name="Standard"><text:s text:c="24"/>nexusArtifactUploader(</text:p>
      <text:p text:style-name="Standard"><text:s text:c="28"/>nexusVersion: 'nexus3',</text:p>
      <text:p text:style-name="Standard"><text:s text:c="28"/></text:p>
      <text:p text:style-name="Standard"><text:s text:c="28"/>protocol: 'http',</text:p>
      <text:p text:style-name="Standard"/>
      <text:p text:style-name="Standard"><text:s text:c="28"/>nexusUrl: '52.66.46.76:8081/',</text:p>
      <text:p text:style-name="Standard"/>
      <text:p text:style-name="Standard"><text:s text:c="28"/>groupId: 'pom.com.mycompany.app',</text:p>
      <text:p text:style-name="Standard"/>
      <text:p text:style-name="Standard"><text:s text:c="28"/>version: 'pom.1.0-SNAPSHOT',</text:p>
      <text:p text:style-name="Standard"/>
      <text:p text:style-name="Standard"><text:soft-page-break/><text:s text:c="28"/>repository: 'repository/maven-central-repository',</text:p>
      <text:p text:style-name="Standard"/>
      <text:p text:style-name="Standard"><text:s text:c="28"/>credentialsId: 'NEXUS_CRED',</text:p>
      <text:p text:style-name="Standard"/>
      <text:p text:style-name="Standard"><text:s text:c="28"/>artifacts: [</text:p>
      <text:p text:style-name="Standard"/>
      <text:p text:style-name="Standard"><text:s text:c="32"/>[artifactId: 'pom.my-app',</text:p>
      <text:p text:style-name="Standard"/>
      <text:p text:style-name="Standard"><text:s text:c="32"/>classifier: '',</text:p>
      <text:p text:style-name="Standard"/>
      <text:p text:style-name="Standard"><text:s text:c="32"/>file: artifactPath,</text:p>
      <text:p text:style-name="Standard"/>
      <text:p text:style-name="Standard"><text:s text:c="32"/>type: pom.packaging],</text:p>
      <text:p text:style-name="Standard"/>
      <text:p text:style-name="Standard"><text:s text:c="32"/>[artifactId: 'pom.my-app',</text:p>
      <text:p text:style-name="Standard"/>
      <text:p text:style-name="Standard"><text:s text:c="32"/>classifier: '',</text:p>
      <text:p text:style-name="Standard"/>
      <text:p text:style-name="Standard"><text:s text:c="32"/>file: "pom.xml",</text:p>
      <text:p text:style-name="Standard"/>
      <text:p text:style-name="Standard"><text:s text:c="32"/>type: "pom"]</text:p>
      <text:p text:style-name="Standard"/>
      <text:p text:style-name="Standard"><text:s text:c="28"/>]</text:p>
      <text:p text:style-name="Standard"/>
      <text:p text:style-name="Standard"><text:s text:c="24"/>);</text:p>
      <text:p text:style-name="Standard"/>
      <text:p text:style-name="Standard"><text:s text:c="20"/>} else {</text:p>
      <text:p text:style-name="Standard"/>
      <text:p text:style-name="Standard"><text:s text:c="24"/>error "*** File: ${artifactPath}, could not be found";</text:p>
      <text:p text:style-name="Standard"/>
      <text:p text:style-name="Standard"><text:s text:c="20"/>}</text:p>
      <text:p text:style-name="Standard"/>
      <text:p text:style-name="Standard"><text:s text:c="16"/>}</text:p>
      <text:p text:style-name="Standard"/>
      <text:p text:style-name="Standard"><text:s text:c="12"/>}</text:p>
      <text:p text:style-name="Standard"/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3T18:00:39.407000000</dc:date>
    <meta:editing-duration>PT14M18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51" meta:word-count="125" meta:character-count="2172" meta:non-whitespace-character-count="1116"/>
  </office:meta>
</office:document-meta>
</file>